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2.226cm" fo:min-width="4.592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1.072cm" fo:min-width="4.348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758cm" fo:min-width="4.41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.702cm" fo:min-width="2.46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828cm" fo:min-width="1.83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1.766cm" fo:min-width="5.042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1.65cm" fo:min-width="1.65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5cm" fo:min-width="1.6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1.942cm" fo:min-width="4.168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3" draw:id="id3" draw:layer="layout" svg:width="7.2cm" svg:height="3.5cm" svg:x="5.4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7.7cm" svg:height="2.1cm" svg:x="4.9cm" svg:y="4.9cm">
          <text:p text:style-name="P1">Poda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7.8cm" svg:height="1.6cm" svg:x="4.1cm" svg:y="8.2cm">
          <text:p text:style-name="P1">Poda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8cm" svg:y1="8.2cm" svg:x2="7.787cm" svg:y2="7cm" draw:start-shape="id1" draw:start-glue-point="5" draw:end-shape="id2" draw:end-glue-point="7" svg:d="M8000 8200v-599h-213v-601" svg:viewBox="0 0 214 1201">
          <text:p/>
        </draw:connector>
        <draw:connector draw:style-name="gr4" draw:text-style-name="P1" draw:layer="layout" svg:x1="8.75cm" svg:y1="4.9cm" svg:x2="9cm" svg:y2="4.6cm" draw:start-shape="id2" draw:start-glue-point="5" draw:end-shape="id3" draw:end-glue-point="8" svg:d="M8750 4900v-149h250v-151" svg:viewBox="0 0 251 301">
          <text:p/>
        </draw:connector>
        <draw:custom-shape draw:style-name="gr5" draw:text-style-name="P2" xml:id="id4" draw:id="id4" draw:layer="layout" svg:width="4.7cm" svg:height="3.1cm" svg:x="5.6cm" svg:y="11.4cm">
          <text:p text:style-name="P1">A=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8cm" svg:y1="9.8cm" svg:x2="7.95cm" svg:y2="11.4cm" draw:start-shape="id1" draw:start-glue-point="8" draw:end-shape="id4" draw:end-glue-point="5" svg:d="M8000 9800v801h-50v799" svg:viewBox="0 0 51 1601">
          <text:p/>
        </draw:connector>
        <draw:custom-shape draw:style-name="gr6" draw:text-style-name="P2" xml:id="id5" draw:id="id5" draw:layer="layout" svg:width="3.7cm" svg:height="3.3cm" svg:x="2.5cm" svg:y="15.6cm">
          <text:p text:style-name="P1">A&gt;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6" draw:id="id6" draw:layer="layout" svg:width="8.8cm" svg:height="3.2cm" svg:x="9.9cm" svg:y="15.9cm">
          <text:p text:style-name="P1">Liczby są rów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6.187cm" svg:y1="12.95cm" svg:x2="4.35cm" svg:y2="15.6cm" draw:start-shape="id4" draw:start-glue-point="9" draw:end-shape="id5" draw:end-glue-point="5" svg:d="M6187 12950h-1837v2650" svg:viewBox="0 0 1838 2651">
          <text:p/>
        </draw:connector>
        <draw:connector draw:style-name="gr4" draw:text-style-name="P1" draw:layer="layout" svg:x1="9.713cm" svg:y1="12.95cm" svg:x2="14.3cm" svg:y2="15.9cm" draw:start-shape="id4" draw:start-glue-point="6" draw:end-shape="id6" svg:d="M9713 12950h4587v2950" svg:viewBox="0 0 4588 2951">
          <text:p/>
        </draw:connector>
        <draw:custom-shape draw:style-name="gr8" draw:text-style-name="P2" xml:id="id7" draw:id="id7" draw:layer="layout" svg:width="4.3cm" svg:height="3.8cm" svg:x="0.5cm" svg:y="20.3cm">
          <text:p text:style-name="P1">Drukuj 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8" draw:id="id8" draw:layer="layout" svg:width="4.2cm" svg:height="3.5cm" svg:x="5.2cm" svg:y="20.5cm">
          <text:p text:style-name="P1">Drukuj A&l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887cm" svg:y1="18.9cm" svg:x2="2.65cm" svg:y2="20.3cm" draw:start-shape="id5" draw:start-glue-point="7" draw:end-shape="id7" draw:end-glue-point="4" svg:d="M3887 18900v701h-1237v699" svg:viewBox="0 0 1238 1401">
          <text:p/>
        </draw:connector>
        <draw:connector draw:style-name="gr4" draw:text-style-name="P1" draw:layer="layout" svg:x1="4.35cm" svg:y1="18.9cm" svg:x2="7.3cm" svg:y2="20.5cm" draw:start-shape="id5" draw:start-glue-point="8" draw:end-shape="id8" draw:end-glue-point="4" svg:d="M4350 18900v801h2950v799" svg:viewBox="0 0 2951 1601">
          <text:p/>
        </draw:connector>
        <draw:custom-shape draw:style-name="gr10" draw:text-style-name="P2" xml:id="id9" draw:id="id9" draw:layer="layout" svg:width="6.6cm" svg:height="3.1cm" svg:x="9cm" svg:y="25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65cm" svg:y1="24.1cm" svg:x2="9cm" svg:y2="26.85cm" draw:start-shape="id7" draw:start-glue-point="6" draw:end-shape="id9" draw:end-glue-point="6" svg:d="M2650 24100v2750h6350" svg:viewBox="0 0 6351 2751">
          <text:p/>
        </draw:connector>
        <draw:connector draw:style-name="gr4" draw:text-style-name="P1" draw:layer="layout" svg:x1="7.3cm" svg:y1="24cm" svg:x2="9.966cm" svg:y2="25.754cm" draw:start-shape="id8" draw:start-glue-point="6" draw:end-shape="id9" draw:end-glue-point="5" svg:d="M7300 24000v651h2666v1103" svg:viewBox="0 0 2667 1755">
          <text:p/>
        </draw:connector>
        <draw:connector draw:style-name="gr4" draw:text-style-name="P1" draw:layer="layout" svg:x1="13.2cm" svg:y1="19.1cm" svg:x2="12.3cm" svg:y2="25.3cm" draw:start-shape="id6" draw:start-glue-point="7" draw:end-shape="id9" draw:end-glue-point="4" svg:d="M13200 19100v3101h-900v3099" svg:viewBox="0 0 901 6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6:31.292391372</meta:creation-date>
    <dc:date>2019-09-18T09:11:23.370663802</dc:date>
    <meta:editing-duration>PT22M26S</meta:editing-duration>
    <meta:editing-cycles>4</meta:editing-cycles>
    <meta:generator>LibreOffice/6.0.7.3$Linux_X86_64 LibreOffice_project/00m0$Build-3</meta:generator>
    <meta:document-statistic meta:object-count="19"/>
  </office:meta>
</office:document-meta>
</file>